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5.997cm" table:align="left" style:writing-mode="lr-tb"/>
    </style:style>
    <style:style style:name="Tableau2.A" style:family="table-column">
      <style:table-column-properties style:column-width="1.99cm"/>
    </style:style>
    <style:style style:name="Tableau2.B" style:family="table-column">
      <style:table-column-properties style:column-width="0.639cm"/>
    </style:style>
    <style:style style:name="Tableau2.C" style:family="table-column">
      <style:table-column-properties style:column-width="4.625cm"/>
    </style:style>
    <style:style style:name="Tableau2.D" style:family="table-column">
      <style:table-column-properties style:column-width="1.674cm"/>
    </style:style>
    <style:style style:name="Tableau2.E" style:family="table-column">
      <style:table-column-properties style:column-width="1.279cm"/>
    </style:style>
    <style:style style:name="Tableau2.F" style:family="table-column">
      <style:table-column-properties style:column-width="1.626cm"/>
    </style:style>
    <style:style style:name="Tableau2.G" style:family="table-column">
      <style:table-column-properties style:column-width="4.165cm"/>
    </style:style>
    <style:style style:name="Tableau2.A1" style:family="table-cell">
      <style:table-cell-properties fo:background-color="#a5a5a5" fo:padding="0.097cm" fo:border="0.05pt solid #000000">
        <style:background-image/>
      </style:table-cell-properties>
    </style:style>
    <style:style style:name="Tableau2.A2" style:family="table-cell">
      <style:table-cell-properties fo:background-color="#bababa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background-color="#a5a5a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F6" style:family="table-cell">
      <style:table-cell-properties fo:background-color="#baba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5.997cm" table:align="left" style:writing-mode="lr-tb"/>
    </style:style>
    <style:style style:name="Tableau1.A" style:family="table-column">
      <style:table-column-properties style:column-width="1.99cm"/>
    </style:style>
    <style:style style:name="Tableau1.B" style:family="table-column">
      <style:table-column-properties style:column-width="0.639cm"/>
    </style:style>
    <style:style style:name="Tableau1.C" style:family="table-column">
      <style:table-column-properties style:column-width="4.625cm"/>
    </style:style>
    <style:style style:name="Tableau1.D" style:family="table-column">
      <style:table-column-properties style:column-width="1.674cm"/>
    </style:style>
    <style:style style:name="Tableau1.E" style:family="table-column">
      <style:table-column-properties style:column-width="1.279cm"/>
    </style:style>
    <style:style style:name="Tableau1.F" style:family="table-column">
      <style:table-column-properties style:column-width="1.626cm"/>
    </style:style>
    <style:style style:name="Tableau1.G" style:family="table-column">
      <style:table-column-properties style:column-width="4.165cm"/>
    </style:style>
    <style:style style:name="Tableau1.A1" style:family="table-cell">
      <style:table-cell-properties fo:background-color="#a5a5a5" fo:padding="0.097cm" fo:border="0.05pt solid #000000">
        <style:background-image/>
      </style:table-cell-properties>
    </style:style>
    <style:style style:name="Tableau1.A2" style:family="table-cell">
      <style:table-cell-properties fo:background-color="#bababa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background-color="#a5a5a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F6" style:family="table-cell">
      <style:table-cell-properties fo:background-color="#babab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ff1e"/>
    </style:style>
    <style:style style:name="P2" style:family="paragraph" style:parent-style-name="Standard">
      <style:text-properties officeooo:rsid="00290d26" officeooo:paragraph-rsid="00290d26"/>
    </style:style>
    <style:style style:name="P3" style:family="paragraph" style:parent-style-name="Standard">
      <style:text-properties officeooo:paragraph-rsid="002b623c"/>
    </style:style>
    <style:style style:name="P4" style:family="paragraph" style:parent-style-name="Standard">
      <style:text-properties officeooo:rsid="002bab03" officeooo:paragraph-rsid="002b623c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18b8a6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1cff1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18b8a6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1cff1e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18b8a6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1cff1e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18b8a6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1cff1e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paragraph-rsid="0018b8a6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paragraph-rsid="001cff1e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normal" fo:font-weight="bold" officeooo:paragraph-rsid="0018b8a6" style:font-style-asian="normal" style:font-style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normal" fo:font-weight="bold" officeooo:paragraph-rsid="001cff1e" style:font-style-asian="normal" style:font-style-complex="normal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normal" fo:font-weight="bold" officeooo:rsid="001e480a" officeooo:paragraph-rsid="001e480a" style:font-style-asian="normal" style:font-style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2c5bc4" officeooo:paragraph-rsid="0018b8a6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2c5bc4" officeooo:paragraph-rsid="001cff1e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1b75d5" officeooo:paragraph-rsid="001b75d5" style:font-size-asian="10pt" style:font-size-complex="10pt"/>
    </style:style>
    <style:style style:name="P2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10pt" officeooo:rsid="00305dfb" officeooo:paragraph-rsid="001cff1e" style:font-size-asian="10pt" style:font-size-complex="10pt"/>
    </style:style>
    <style:style style:name="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10pt" officeooo:rsid="00305dfb" officeooo:paragraph-rsid="001cff1e" style:font-size-asian="10pt" style:font-size-complex="10pt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" fo:font-size="10pt" officeooo:rsid="00305dfb" officeooo:paragraph-rsid="0018b8a6" style:font-size-asian="10pt" style:font-size-complex="10pt"/>
    </style:style>
    <style:style style:name="P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" fo:font-size="10pt" officeooo:rsid="00305dfb" officeooo:paragraph-rsid="0018b8a6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10pt" officeooo:rsid="002e45db" officeooo:paragraph-rsid="001cff1e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10pt" officeooo:rsid="002e45db" officeooo:paragraph-rsid="0018b8a6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2104f5" officeooo:paragraph-rsid="001cff1e" style:font-size-asian="10pt" style:font-size-complex="10pt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216f8b" officeooo:paragraph-rsid="00216f8b" style:font-size-asian="10pt" style:font-size-complex="10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30635f" officeooo:paragraph-rsid="0030635f" style:font-size-asian="10pt" style:font-size-complex="10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10pt" officeooo:rsid="0030635f" officeooo:paragraph-rsid="0030635f" style:font-size-asian="10pt" style:font-size-complex="10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10pt" officeooo:rsid="001fcd6a" officeooo:paragraph-rsid="001fcd6a" style:font-size-asian="10pt" style:font-size-complex="10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10pt" officeooo:rsid="002de0cd" officeooo:paragraph-rsid="002de258" style:font-size-asian="10pt" style:font-size-complex="10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10pt" officeooo:rsid="002dd588" officeooo:paragraph-rsid="002de258" style:font-size-asian="10pt" style:font-size-complex="10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" fo:font-size="10pt" officeooo:rsid="00303a7c" officeooo:paragraph-rsid="00303a7c" style:font-size-asian="10pt" style:font-size-complex="10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ans" fo:font-size="10pt" officeooo:rsid="00222394" officeooo:paragraph-rsid="00222394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1cff1e" officeooo:paragraph-rsid="001cff1e" style:font-size-asian="8pt" style:font-size-complex="8pt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1cff1e" officeooo:paragraph-rsid="001cff1e" style:font-size-asian="8pt" style:font-size-complex="8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1e480a" officeooo:paragraph-rsid="001e480a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33506" officeooo:paragraph-rsid="00233506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9eee4" officeooo:paragraph-rsid="0029eee4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rsid="0029eee4" officeooo:paragraph-rsid="0029eee4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9eee4" officeooo:paragraph-rsid="002de258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1cff1e" officeooo:paragraph-rsid="0029eee4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paragraph-rsid="001fcd6a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paragraph-rsid="002de258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paragraph-rsid="00303a7c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paragraph-rsid="0034843e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paragraph-rsid="0018b8a6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30635f" officeooo:paragraph-rsid="0030635f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34843e" officeooo:paragraph-rsid="0034843e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style:font-name="Liberation Sans" fo:font-size="10pt" officeooo:rsid="002bab03" officeooo:paragraph-rsid="002bab03"/>
    </style:style>
    <style:style style:name="T1" style:family="text">
      <style:text-properties officeooo:rsid="018c07b7"/>
    </style:style>
    <style:style style:name="T2" style:family="text">
      <style:text-properties style:font-name="Liberation Sans" fo:font-size="10pt" style:font-size-asian="10pt" style:font-size-complex="10pt"/>
    </style:style>
    <style:style style:name="T3" style:family="text">
      <style:text-properties style:font-name="Liberation Sans" fo:font-size="10pt" officeooo:rsid="001fcd6a" style:font-size-asian="10pt" style:font-size-complex="10pt"/>
    </style:style>
    <style:style style:name="T4" style:family="text">
      <style:text-properties style:font-name="Liberation Sans" fo:font-size="10pt" officeooo:rsid="002de0cd" style:font-size-asian="10pt" style:font-size-complex="10pt"/>
    </style:style>
    <style:style style:name="T5" style:family="text">
      <style:text-properties style:font-name="Liberation Sans" fo:font-size="10pt" officeooo:rsid="001cff1e" style:font-size-asian="10pt" style:font-size-complex="10pt"/>
    </style:style>
    <style:style style:name="T6" style:family="text">
      <style:text-properties style:font-name="Liberation Sans" fo:font-size="10pt" officeooo:rsid="002dd588" style:font-size-asian="10pt" style:font-size-complex="10pt"/>
    </style:style>
    <style:style style:name="T7" style:family="text">
      <style:text-properties style:font-name="Liberation Sans" fo:font-size="10pt" officeooo:rsid="002bab03" style:font-size-asian="10pt" style:font-size-complex="10pt"/>
    </style:style>
    <style:style style:name="T8" style:family="text">
      <style:text-properties style:font-name="Liberation Sans" fo:font-size="10pt" officeooo:rsid="002de258" style:font-size-asian="10pt" style:font-size-complex="10pt"/>
    </style:style>
    <style:style style:name="T9" style:family="text">
      <style:text-properties style:font-name="Liberation Sans" fo:font-size="10pt" officeooo:rsid="002fe143" style:font-size-asian="10pt" style:font-size-complex="10pt"/>
    </style:style>
    <style:style style:name="T10" style:family="text">
      <style:text-properties style:font-name="Liberation Sans" fo:font-size="10pt" officeooo:rsid="002fecf8" style:font-size-asian="10pt" style:font-size-complex="10pt"/>
    </style:style>
    <style:style style:name="T11" style:family="text">
      <style:text-properties style:font-name="Liberation Sans" fo:font-size="10pt" officeooo:rsid="001b75d5" style:font-size-asian="10pt" style:font-size-complex="10pt"/>
    </style:style>
    <style:style style:name="T12" style:family="text">
      <style:text-properties style:font-name="Liberation Sans" fo:font-size="10pt" officeooo:rsid="00303a7c" style:font-size-asian="10pt" style:font-size-complex="10pt"/>
    </style:style>
    <style:style style:name="T13" style:family="text">
      <style:text-properties style:font-name="Liberation Sans" fo:font-size="10pt" officeooo:rsid="0034843e" style:font-size-asian="10pt" style:font-size-complex="10pt"/>
    </style:style>
    <style:style style:name="T14" style:family="text">
      <style:text-properties style:font-name="Liberation Sans" fo:font-size="10pt" officeooo:rsid="00369c49" style:font-size-asian="10pt" style:font-size-complex="10pt"/>
    </style:style>
    <style:style style:name="T15" style:family="text">
      <style:text-properties style:font-name="Liberation Sans" fo:font-size="10pt" officeooo:rsid="003758b9" style:font-size-asian="10pt" style:font-size-complex="10pt"/>
    </style:style>
    <style:style style:name="T16" style:family="text">
      <style:text-properties style:font-name="Liberation Sans" fo:font-size="10pt" officeooo:rsid="0038a51e" style:font-size-asian="10pt" style:font-size-complex="10pt"/>
    </style:style>
    <style:style style:name="T17" style:family="text">
      <style:text-properties style:font-name="Liberation Sans" fo:font-size="10pt" officeooo:rsid="0039ca53" style:font-size-asian="10pt" style:font-size-complex="10pt"/>
    </style:style>
    <style:style style:name="T18" style:family="text">
      <style:text-properties style:font-name="Liberation Sans" fo:font-size="10pt" officeooo:rsid="003af653" style:font-size-asian="10pt" style:font-size-complex="10pt"/>
    </style:style>
    <style:style style:name="T19" style:family="text">
      <style:text-properties officeooo:rsid="002c5bc4"/>
    </style:style>
    <style:style style:name="T20" style:family="text">
      <style:text-properties officeooo:rsid="0029eee4"/>
    </style:style>
    <style:style style:name="T21" style:family="text">
      <style:text-properties officeooo:rsid="002b623c"/>
    </style:style>
    <style:style style:name="T22" style:family="text">
      <style:text-properties officeooo:rsid="002bab03"/>
    </style:style>
    <style:style style:name="T23" style:family="text">
      <style:text-properties officeooo:rsid="003758b9"/>
    </style:style>
    <style:style style:name="T24" style:family="text">
      <style:text-properties officeooo:rsid="0038a5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5">Fiche de test<text:span text:style-name="T1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13">Nature : </text:p>
          </table:table-cell>
          <table:covered-table-cell/>
          <table:table-cell table:style-name="Tableau2.C2" table:number-columns-spanned="2" office:value-type="string">
            <text:p text:style-name="P39">Test Unitaire</text:p>
          </table:table-cell>
          <table:covered-table-cell/>
          <table:table-cell table:style-name="Tableau2.A2" table:number-columns-spanned="2" office:value-type="string">
            <text:p text:style-name="P13">Référence : </text:p>
          </table:table-cell>
          <table:covered-table-cell/>
          <table:table-cell table:style-name="Tableau2.G2" office:value-type="string">
            <text:p text:style-name="P38">F<text:span text:style-name="T20">1.</text:span>1</text:p>
          </table:table-cell>
        </table:table-row>
        <table:table-row>
          <table:table-cell table:style-name="Tableau2.A2" table:number-columns-spanned="2" office:value-type="string">
            <text:p text:style-name="P15">Module : </text:p>
          </table:table-cell>
          <table:covered-table-cell/>
          <table:table-cell table:style-name="Tableau2.C4" table:number-columns-spanned="5" office:value-type="string">
            <text:p text:style-name="P17"><text:span text:style-name="T20">Cas d’utilisation : </text:span>Lire la carte de contrôle d’accè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13">Objectif :</text:p>
          </table:table-cell>
          <table:covered-table-cell/>
          <table:table-cell table:style-name="Tableau2.C4" table:number-columns-spanned="5" office:value-type="string">
            <text:p text:style-name="P38">Identifier les utilisateur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5" table:number-columns-spanned="7" office:value-type="string">
            <text:p text:style-name="P7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9">État initial du module</text:p>
          </table:table-cell>
          <table:covered-table-cell/>
          <table:covered-table-cell/>
          <table:covered-table-cell/>
          <table:covered-table-cell/>
          <table:table-cell table:style-name="Tableau2.F6" table:number-columns-spanned="2" office:value-type="string">
            <text:p text:style-name="P9">Environnement du test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11">Programme</text:p>
          </table:table-cell>
          <table:covered-table-cell/>
          <table:table-cell table:style-name="Tableau2.C7" table:number-columns-spanned="3" office:value-type="string">
            <text:p text:style-name="P41">test<text:span text:style-name="T22">Lecteur</text:span></text:p>
          </table:table-cell>
          <table:covered-table-cell/>
          <table:covered-table-cell/>
          <table:table-cell table:style-name="Tableau2.F7" table:number-columns-spanned="2" office:value-type="string">
            <text:p text:style-name="P42">Qt, <text:span text:style-name="T22">phpMyAdmin(172.18.58.7, snir snir, ADHERENTS)</text:span></text:p>
          </table:table-cell>
          <table:covered-table-cell/>
        </table:table-row>
        <table:table-row>
          <table:table-cell table:style-name="Tableau2.A5" table:number-columns-spanned="7" office:value-type="string">
            <text:p text:style-name="P9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1" table:number-columns-spanned="7" office:value-type="string">
            <text:p text:style-name="P35">L’utilisateur souhaite emprunter du matérie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5" table:number-columns-spanned="7" office:value-type="string">
            <text:p text:style-name="P7">Procédure de tes<text:span text:style-name="T19">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1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9">Repère</text:p>
          </table:table-cell>
          <table:table-cell table:style-name="Tableau2.A2" table:number-columns-spanned="2" office:value-type="string">
            <text:p text:style-name="P9">Opérations</text:p>
          </table:table-cell>
          <table:covered-table-cell/>
          <table:table-cell table:style-name="Tableau2.F6" table:number-columns-spanned="4" office:value-type="string">
            <text:p text:style-name="P9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36">1</text:p>
          </table:table-cell>
          <table:table-cell table:style-name="Tableau2.A13" table:number-columns-spanned="2" office:value-type="string">
            <text:p text:style-name="P48"><text:span text:style-name="T11">Scanner une carte </text:span><text:span text:style-name="T12">qui n’est pas une carte de s</text:span><text:span text:style-name="T14">elf</text:span><text:span text:style-name="T12"> du lycée Touchard Washington</text:span></text:p>
          </table:table-cell>
          <table:covered-table-cell/>
          <table:table-cell table:style-name="Tableau2.D19" table:number-columns-spanned="4" office:value-type="string">
            <text:p text:style-name="P44"><text:span text:style-name="T4">Lecture du tag NFC situé sur la carte, </text:span><text:span text:style-name="T3">t</text:span><text:span text:style-name="T4">ag NFC illisible</text:span><text:span text:style-name="T3">, un message d’erreur s’affiche </text:span><text:span text:style-name="T4">sur </text:span><text:span text:style-name="T8">une </text:span><text:span text:style-name="T4">IHM</text:span><text:span text:style-name="T3"> : « <text:s/></text:span><text:span text:style-name="T7">C</text:span><text:span text:style-name="T16">e n’est pas une carte du lycée</text:span><text:span text:style-name="T7"> </text:span><text:span text:style-name="T3">»</text:span></text:p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36">2</text:p>
          </table:table-cell>
          <table:table-cell table:style-name="Tableau2.A13" table:number-columns-spanned="2" office:value-type="string">
            <text:p text:style-name="P46"><text:span text:style-name="T11">Scanner une carte d</text:span><text:span text:style-name="T12">e s</text:span><text:span text:style-name="T14">elf</text:span><text:span text:style-name="T12"> du lycée Touchard Washington + l’utilisateur n’est pas un adhérent</text:span></text:p>
          </table:table-cell>
          <table:covered-table-cell/>
          <table:table-cell table:style-name="Tableau2.D19" table:number-columns-spanned="4" office:value-type="string">
            <text:p text:style-name="P45"><text:span text:style-name="T4">Lecture du tag NFC situé sur la carte, tag NFC reconnu, </text:span><text:span text:style-name="T8">requête de récupération des informations de l’utilisateur à la table ADHERENTS de la BDD, </text:span><text:span text:style-name="T9">récupération des informations de l’utilisateur, </text:span><text:span text:style-name="T8"><text:s/>v</text:span><text:span text:style-name="T4">érification du numéro adhérent dans la table ADHERENT</text:span><text:span text:style-name="T8">S</text:span><text:span text:style-name="T4"> de la BDD, </text:span><text:span text:style-name="T9">l’utilisateur n’a pas de numéro adhérent</text:span><text:span text:style-name="T4">, i</text:span><text:span text:style-name="T3">dentification </text:span><text:span text:style-name="T4">im</text:span><text:span text:style-name="T3">possible, </text:span><text:span text:style-name="T4">un message d’erreur s’affiche sur </text:span><text:span text:style-name="T8">une </text:span><text:span text:style-name="T4">IHM : « Vous n’êtes pas adhérent à la MDL »</text:span></text:p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36">3</text:p>
          </table:table-cell>
          <table:table-cell table:style-name="Tableau2.A13" table:number-columns-spanned="2" office:value-type="string">
            <text:p text:style-name="P46"><text:span text:style-name="T11">Scanner une carte d</text:span><text:span text:style-name="T12">e s</text:span><text:span text:style-name="T14">elf</text:span><text:span text:style-name="T12"> du lycée Touchard Washington</text:span><text:span text:style-name="T11"> </text:span><text:span text:style-name="T4">+ l’utilisateur est un adhérent</text:span></text:p>
          </table:table-cell>
          <table:covered-table-cell/>
          <table:table-cell table:style-name="Tableau2.D19" table:number-columns-spanned="4" office:value-type="string">
            <text:p text:style-name="P45"><text:span text:style-name="T4">Lecture du tag NFC situé sur la carte, tag NFC reconnu, </text:span><text:span text:style-name="T8">requête de récupération des informations de l’utilisateur à la table ADHERENTS de la BDD, </text:span><text:span text:style-name="T9">récupération des informations de l’utilisateur,</text:span></text:p>
            <text:p text:style-name="P45"><text:span text:style-name="T8">v</text:span><text:span text:style-name="T4">érification du numéro adhérent dans la table ADHERENT</text:span><text:span text:style-name="T8">S</text:span><text:span text:style-name="T4"> de la BDD, </text:span><text:span text:style-name="T9">l’utilisateur a un numéro adhérent valide</text:span><text:span text:style-name="T4">, i</text:span><text:span text:style-name="T3">dentification possible, </text:span><text:span text:style-name="T4">récupération du numéro de carte de l’utilisateur dans la table ADHERENT</text:span><text:span text:style-name="T8">S</text:span><text:span text:style-name="T4"> de la BDD</text:span><text:span text:style-name="T5">, </text:span><text:span text:style-name="T6">le numéro de carte est affiché dans un </text:span><text:span text:style-name="T13">c</text:span><text:span text:style-name="T15">hamp de texte</text:span><text:span text:style-name="T6"> « </text:span><text:span text:style-name="T13">lineEditCode »</text:span><text:span text:style-name="T6"> <text:s text:c="2"/></text:span><text:span text:style-name="T4">sur une IHM </text:span><text:span text:style-name="T17">et envoyé au reste du </text:span><text:span text:style-name="T18">système.</text:span></text:p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36">4</text:p>
          </table:table-cell>
          <table:table-cell table:style-name="Tableau2.A13" table:number-columns-spanned="2" office:value-type="string">
            <text:p text:style-name="P20"/>
          </table:table-cell>
          <table:covered-table-cell/>
          <table:table-cell table:style-name="Tableau2.D16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36">5</text:p>
          </table:table-cell>
          <table:table-cell table:style-name="Tableau2.A13" table:number-columns-spanned="2" office:value-type="string">
            <text:p text:style-name="P28"/>
          </table:table-cell>
          <table:covered-table-cell/>
          <table:table-cell table:style-name="Tableau2.D19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37">6</text:p>
          </table:table-cell>
          <table:table-cell table:style-name="Tableau2.A13" table:number-columns-spanned="2" office:value-type="string">
            <text:p text:style-name="P23"/>
          </table:table-cell>
          <table:covered-table-cell/>
          <table:table-cell table:style-name="Tableau2.D19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37">7</text:p>
          </table:table-cell>
          <table:table-cell table:style-name="Tableau2.A13" table:number-columns-spanned="2" office:value-type="string">
            <text:p text:style-name="P23"/>
          </table:table-cell>
          <table:covered-table-cell/>
          <table:table-cell table:style-name="Tableau2.D19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3"/>
      <text:p text:style-name="P4"/>
      <text:p text:style-name="P4"/>
      <text:p text:style-name="P4"/>
      <text:p text:style-name="P4"/>
      <text:p text:style-name="P1"/>
      <text:p text:style-name="P1"><text:soft-page-break/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6">Fiche de test<text:span text:style-name="T1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14">Nature : </text:p>
          </table:table-cell>
          <table:covered-table-cell/>
          <table:table-cell table:style-name="Tableau1.C2" table:number-columns-spanned="2" office:value-type="string">
            <text:p text:style-name="P39">Test Unitaire</text:p>
          </table:table-cell>
          <table:covered-table-cell/>
          <table:table-cell table:style-name="Tableau1.A2" table:number-columns-spanned="2" office:value-type="string">
            <text:p text:style-name="P14">Référence : </text:p>
          </table:table-cell>
          <table:covered-table-cell/>
          <table:table-cell table:style-name="Tableau1.G2" office:value-type="string">
            <text:p text:style-name="P38">F<text:span text:style-name="T20">1.</text:span>2</text:p>
          </table:table-cell>
        </table:table-row>
        <table:table-row>
          <table:table-cell table:style-name="Tableau1.A2" table:number-columns-spanned="2" office:value-type="string">
            <text:p text:style-name="P16">Module : </text:p>
          </table:table-cell>
          <table:covered-table-cell/>
          <table:table-cell table:style-name="Tableau1.C4" table:number-columns-spanned="5" office:value-type="string">
            <text:p text:style-name="P17"><text:span text:style-name="T20">Cas d’utilisation : </text:span>Prendre des pho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P14">Objectif :</text:p>
          </table:table-cell>
          <table:covered-table-cell/>
          <table:table-cell table:style-name="Tableau1.C4" table:number-columns-spanned="5" office:value-type="string">
            <text:p text:style-name="P43">P<text:span text:style-name="T20">rendre des photos et vérifier leurs emplacement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7" office:value-type="string">
            <text:p text:style-name="P8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10">État initial du module</text:p>
          </table:table-cell>
          <table:covered-table-cell/>
          <table:covered-table-cell/>
          <table:covered-table-cell/>
          <table:covered-table-cell/>
          <table:table-cell table:style-name="Tableau1.F6" table:number-columns-spanned="2" office:value-type="string">
            <text:p text:style-name="P10">Environnement du test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12">Programme</text:p>
          </table:table-cell>
          <table:covered-table-cell/>
          <table:table-cell table:style-name="Tableau1.C7" table:number-columns-spanned="3" office:value-type="string">
            <text:p text:style-name="P41">test<text:span text:style-name="T21">Camera</text:span></text:p>
          </table:table-cell>
          <table:covered-table-cell/>
          <table:covered-table-cell/>
          <table:table-cell table:style-name="Tableau1.F7" table:number-columns-spanned="2" office:value-type="string">
            <text:p text:style-name="P40">Qt, phpMyAdmin<text:span text:style-name="T22">(172.18.58.7: snir snir)</text:span></text:p>
          </table:table-cell>
          <table:covered-table-cell/>
        </table:table-row>
        <table:table-row>
          <table:table-cell table:style-name="Tableau1.A5" table:number-columns-spanned="7" office:value-type="string">
            <text:p text:style-name="P10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7" office:value-type="string">
            <text:p text:style-name="P51">L’<text:span text:style-name="T24">utilisateur a devant lui l’IHM avec les boutons qui permettent de prendre des pho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7" office:value-type="string">
            <text:p text:style-name="P8">Procédure de tes<text:span text:style-name="T19">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0">Repère</text:p>
          </table:table-cell>
          <table:table-cell table:style-name="Tableau1.A2" table:number-columns-spanned="2" office:value-type="string">
            <text:p text:style-name="P10">Opérations</text:p>
          </table:table-cell>
          <table:covered-table-cell/>
          <table:table-cell table:style-name="Tableau1.F6" table:number-columns-spanned="4" office:value-type="string">
            <text:p text:style-name="P10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36">1</text:p>
          </table:table-cell>
          <table:table-cell table:style-name="Tableau1.A13" table:number-columns-spanned="2" office:value-type="string">
            <text:p text:style-name="P47"><text:span text:style-name="T10">L’utilisateur appui sur le </text:span><text:span text:style-name="T13">B</text:span><text:span text:style-name="T15">outon</text:span><text:span text:style-name="T10"> « </text:span><text:span text:style-name="T15">Capture Utilisateur » </text:span><text:span text:style-name="T10">sur l’IHM</text:span></text:p>
          </table:table-cell>
          <table:covered-table-cell/>
          <table:table-cell table:style-name="Tableau1.D13" table:number-columns-spanned="4" office:value-type="string">
            <text:p text:style-name="P34">La caméra correspondant à l’utilisateur prend 5 photos de l’emprunter, les photos sont affichées sur l’IHM.</text:p>
            <text:p text:style-name="P49"><text:span text:style-name="T12">L</text:span><text:span text:style-name="T2">es photos sont stockées dans un dossier image sur le serveur, le chemin est stocké dans la BDD.</text:span>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36">2</text:p>
          </table:table-cell>
          <table:table-cell table:style-name="Tableau1.A13" table:number-columns-spanned="2" office:value-type="string">
            <text:p text:style-name="P29">L’utilisateur appui sur le <text:span text:style-name="T23">bouton « Capture Casiers »</text:span> sur l’IHM</text:p>
          </table:table-cell>
          <table:covered-table-cell/>
          <table:table-cell table:style-name="Tableau1.D14" table:number-columns-spanned="4" office:value-type="string">
            <text:p text:style-name="P30">La caméra correspondant aux casiers prend 5 photos des casiers, les photos sont affichées sur l’IHM.</text:p>
            <text:p text:style-name="P30">Les photos sont stockées dans un dossier image sur le serveur, le chemin est stocké dans la BDD.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36">3</text:p>
          </table:table-cell>
          <table:table-cell table:style-name="Tableau1.A13" table:number-columns-spanned="2" office:value-type="string">
            <text:p text:style-name="P47"><text:span text:style-name="T10">L’</text:span><text:span text:style-name="T13">utilisateur appui sur le B</text:span><text:span text:style-name="T15">outon</text:span><text:span text:style-name="T13"> « Quitter » sur l’IHM</text:span></text:p>
          </table:table-cell>
          <table:covered-table-cell/>
          <table:table-cell table:style-name="Tableau1.D19" table:number-columns-spanned="4" office:value-type="string">
            <text:p text:style-name="P50"><text:span text:style-name="T12">L’</text:span><text:span text:style-name="T2">IHM se ferme, le programme se termine.</text:span></text:p>
          </table:table-cell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36">4</text:p>
          </table:table-cell>
          <table:table-cell table:style-name="Tableau1.A13" table:number-columns-spanned="2" office:value-type="string">
            <text:p text:style-name="P29"/>
          </table:table-cell>
          <table:covered-table-cell/>
          <table:table-cell table:style-name="Tableau1.D19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36">5</text:p>
          </table:table-cell>
          <table:table-cell table:style-name="Tableau1.A13" table:number-columns-spanned="2" office:value-type="string">
            <text:p text:style-name="P27"/>
          </table:table-cell>
          <table:covered-table-cell/>
          <table:table-cell table:style-name="Tableau1.D19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37">6</text:p>
          </table:table-cell>
          <table:table-cell table:style-name="Tableau1.A13" table:number-columns-spanned="2" office:value-type="string">
            <text:p text:style-name="P22"/>
          </table:table-cell>
          <table:covered-table-cell/>
          <table:table-cell table:style-name="Tableau1.D19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1.A13" office:value-type="string">
            <text:p text:style-name="P37">7</text:p>
          </table:table-cell>
          <table:table-cell table:style-name="Tableau1.A13" table:number-columns-spanned="2" office:value-type="string">
            <text:p text:style-name="P22"/>
          </table:table-cell>
          <table:covered-table-cell/>
          <table:table-cell table:style-name="Tableau1.D19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19T14:54:54.307357071</meta:creation-date>
    <dc:date>2021-03-26T09:16:19.525274178</dc:date>
    <meta:editing-duration>PT6H1M19S</meta:editing-duration>
    <meta:editing-cycles>21</meta:editing-cycles>
    <meta:generator>LibreOffice/6.3.5.2$Linux_X86_64 LibreOffice_project/30$Build-2</meta:generator>
    <meta:document-statistic meta:table-count="2" meta:image-count="0" meta:object-count="0" meta:page-count="2" meta:paragraph-count="71" meta:word-count="467" meta:character-count="2798" meta:non-whitespace-character-count="2392"/>
  </office:meta>
</office:document-meta>
</file>